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89mm"/>
    </style:style>
    <style:style style:name="co2" style:family="table-column">
      <style:table-column-properties fo:break-before="auto" style:column-width="6.79mm"/>
    </style:style>
    <style:style style:name="co3" style:family="table-column">
      <style:table-column-properties fo:break-before="auto" style:column-width="7.0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#00ff00" style:text-align-source="fix" style:repeat-content="fals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200"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fo:background-color="#fff200"/>
    </style:style>
    <style:style style:name="gr1" style:family="graphic">
      <style:graphic-properties draw:textarea-horizontal-align="center" draw:textarea-vertical-align="middle"/>
    </style:style>
    <style:style style:name="gr2" style:family="graphic">
      <style:graphic-properties draw:marker-start="Arrowheads_20_1" draw:textarea-horizontal-align="center" draw:textarea-vertical-align="middle"/>
    </style:style>
    <style:style style:name="gr3" style:family="graphic">
      <style:graphic-properties draw:marker-start="" draw:marker-end="Arrowheads_20_1" draw:textarea-horizontal-align="center" draw:textarea-vertical-align="middle"/>
    </style:style>
    <style:style style:name="gr4" style:family="graphic">
      <style:graphic-properties draw:textarea-horizontal-align="center" draw:textarea-vertical-align="middle"/>
    </style:style>
    <style:style style:name="gr5" style:family="graphic">
      <style:graphic-properties draw:marker-start="Arrowheads_20_1" draw:marker-end="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color="#2323dc"/>
    </style:style>
    <style:style style:name="T2" style:family="text">
      <style:text-properties fo:color="#008000"/>
    </style:style>
    <style:style style:name="T3" style:family="text">
      <style:text-properties fo:color="#ff0000"/>
    </style:style>
    <style:style style:name="T4" style:family="text">
      <style:text-properties fo:color="#94006b"/>
    </style:style>
    <style:style style:name="T5" style:family="text">
      <style:text-properties fo:color="#355e00"/>
    </style:style>
    <style:style style:name="T6" style:family="text">
      <style:text-properties fo:color="#cc6633"/>
    </style:style>
    <style:style style:name="T7" style:family="text">
      <style:text-properties fo:color="#0099ff"/>
    </style:style>
    <style:style style:name="T8" style:family="text">
      <style:text-properties fo:color="#0047ff"/>
    </style:style>
    <style:style style:name="T9" style:family="text">
      <style:text-properties fo:color="#00ae00"/>
    </style:style>
    <style:style style:name="T10" style:family="text">
      <style:text-properties fo:color="#99284c"/>
    </style:style>
    <style:style style:name="T11" style:family="text">
      <style:text-properties fo:color="#ff6633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0" draw:style-name="gr1" draw:text-style-name="P1" svg:x1="7.18mm" svg:y1="20.19mm" svg:x2="7.18mm" svg:y2="24.97mm">
            <text:p/>
          </draw:line>
          <draw:line draw:z-index="1" draw:style-name="gr1" draw:text-style-name="P1" svg:x1="12.05mm" svg:y1="24.97mm" svg:x2="7.2mm" svg:y2="24.97mm">
            <text:p/>
          </draw:line>
          <draw:line draw:z-index="2" draw:style-name="gr1" draw:text-style-name="P1" svg:x1="12.05mm" svg:y1="20.19mm" svg:x2="12.05mm" svg:y2="24.97mm">
            <text:p/>
          </draw:line>
          <draw:line draw:z-index="3" draw:style-name="gr1" draw:text-style-name="P1" svg:x1="31.44mm" svg:y1="20.19mm" svg:x2="12.08mm" svg:y2="20.19mm">
            <text:p/>
          </draw:line>
          <draw:line draw:z-index="4" draw:style-name="gr1" draw:text-style-name="P1" svg:x1="31.61mm" svg:y1="24.7mm" svg:x2="31.61mm" svg:y2="20.19mm">
            <text:p/>
          </draw:line>
          <draw:line draw:z-index="5" draw:style-name="gr2" draw:text-style-name="P1" svg:x1="16.94mm" svg:y1="24.97mm" svg:x2="31.52mm" svg:y2="24.97mm">
            <text:p/>
          </draw:line>
          <draw:line draw:z-index="6" draw:style-name="gr1" draw:text-style-name="P1" svg:x1="16.29mm" svg:y1="47.55mm" svg:x2="7.14mm" svg:y2="47.54mm">
            <text:p/>
          </draw:line>
          <draw:line draw:z-index="7" draw:style-name="gr1" draw:text-style-name="P1" svg:x1="16.63mm" svg:y1="42.76mm" svg:x2="16.63mm" svg:y2="47.54mm">
            <text:p/>
          </draw:line>
          <draw:line draw:z-index="8" draw:style-name="gr1" draw:text-style-name="P1" svg:x1="31.38mm" svg:y1="42.76mm" svg:x2="16.29mm" svg:y2="42.76mm">
            <text:p/>
          </draw:line>
          <draw:line draw:z-index="9" draw:style-name="gr1" draw:text-style-name="P1" svg:x1="7.18mm" svg:y1="42.8mm" svg:x2="7.18mm" svg:y2="47.58mm">
            <text:p/>
          </draw:line>
          <draw:line draw:z-index="10" draw:style-name="gr1" draw:text-style-name="P1" svg:x1="31.57mm" svg:y1="42.8mm" svg:x2="31.57mm" svg:y2="47.58mm">
            <text:p/>
          </draw:line>
          <draw:line draw:z-index="11" draw:style-name="gr3" draw:text-style-name="P1" svg:x1="31.44mm" svg:y1="47.28mm" svg:x2="21.48mm" svg:y2="47.18mm">
            <text:p/>
          </draw:line>
          <draw:line draw:z-index="12" draw:style-name="gr1" draw:text-style-name="P1" svg:x1="12.43mm" svg:y1="42.68mm" svg:x2="7.15mm" svg:y2="42.76mm">
            <text:p/>
          </draw:line>
          <draw:line draw:z-index="13" draw:style-name="gr1" draw:text-style-name="P1" svg:x1="70.35mm" svg:y1="20.52mm" svg:x2="70.35mm" svg:y2="25.3mm">
            <text:p/>
          </draw:line>
          <draw:line draw:z-index="14" draw:style-name="gr1" draw:text-style-name="P1" svg:x1="75.03mm" svg:y1="20.52mm" svg:x2="75.03mm" svg:y2="25.3mm">
            <text:p/>
          </draw:line>
          <draw:line draw:z-index="15" draw:style-name="gr1" draw:text-style-name="P1" svg:x1="80.03mm" svg:y1="20.52mm" svg:x2="80.03mm" svg:y2="25.3mm">
            <text:p/>
          </draw:line>
          <draw:line draw:z-index="16" draw:style-name="gr1" draw:text-style-name="P1" svg:x1="75.14mm" svg:y1="24.74mm" svg:x2="70.29mm" svg:y2="24.74mm">
            <text:p/>
          </draw:line>
          <draw:line draw:z-index="17" draw:style-name="gr1" draw:text-style-name="P1" svg:x1="80.01mm" svg:y1="20.15mm" svg:x2="75.16mm" svg:y2="20.15mm">
            <text:p/>
          </draw:line>
          <draw:line draw:z-index="18" draw:style-name="gr2" draw:text-style-name="P1" svg:x1="84.32mm" svg:y1="20.45mm" svg:x2="94.89mm" svg:y2="20.16mm">
            <text:p/>
          </draw:line>
          <draw:line draw:z-index="19" draw:style-name="gr1" draw:text-style-name="P1" svg:x1="94.6mm" svg:y1="20.31mm" svg:x2="94.6mm" svg:y2="25.09mm">
            <text:p/>
          </draw:line>
          <draw:line draw:z-index="20" draw:style-name="gr1" draw:text-style-name="P1" svg:x1="94.89mm" svg:y1="24.7mm" svg:x2="80.28mm" svg:y2="24.74mm">
            <text:p/>
          </draw:line>
          <draw:line draw:z-index="21" draw:style-name="gr1" draw:text-style-name="P1" svg:x1="75.42mm" svg:y1="42.8mm" svg:x2="70.14mm" svg:y2="42.88mm">
            <text:p/>
          </draw:line>
          <draw:line draw:z-index="22" draw:style-name="gr1" draw:text-style-name="P1" svg:x1="70.43mm" svg:y1="42.8mm" svg:x2="70.43mm" svg:y2="47.58mm">
            <text:p/>
          </draw:line>
          <draw:line draw:z-index="23" draw:style-name="gr1" draw:text-style-name="P1" svg:x1="79.59mm" svg:y1="47.34mm" svg:x2="70.44mm" svg:y2="47.33mm">
            <text:p/>
          </draw:line>
          <draw:line draw:z-index="24" draw:style-name="gr1" draw:text-style-name="P1" svg:x1="80.02mm" svg:y1="42.98mm" svg:x2="80.02mm" svg:y2="47.76mm">
            <text:p/>
          </draw:line>
          <draw:line draw:z-index="25" draw:style-name="gr1" draw:text-style-name="P1" svg:x1="85mm" svg:y1="42.61mm" svg:x2="80.15mm" svg:y2="42.61mm">
            <text:p/>
          </draw:line>
          <draw:line draw:z-index="26" draw:style-name="gr1" draw:text-style-name="P1" svg:x1="84.92mm" svg:y1="42.46mm" svg:x2="84.92mm" svg:y2="47.24mm">
            <text:p/>
          </draw:line>
          <draw:line draw:z-index="27" draw:style-name="gr1" draw:text-style-name="P1" svg:x1="94.89mm" svg:y1="47.01mm" svg:x2="84.93mm" svg:y2="47.21mm">
            <text:p/>
          </draw:line>
          <draw:line draw:z-index="28" draw:style-name="gr1" draw:text-style-name="P1" svg:x1="94.32mm" svg:y1="42.85mm" svg:x2="94.32mm" svg:y2="47.63mm">
            <text:p/>
          </draw:line>
          <draw:line draw:z-index="29" draw:style-name="gr2" draw:text-style-name="P1" svg:x1="90.01mm" svg:y1="42.88mm" svg:x2="94.61mm" svg:y2="42.5mm">
            <text:p/>
          </draw:line>
          <draw:line draw:z-index="30" draw:style-name="gr1" draw:text-style-name="P1" svg:x1="133.51mm" svg:y1="20.25mm" svg:x2="133.51mm" svg:y2="25.03mm">
            <text:p/>
          </draw:line>
          <draw:line draw:z-index="31" draw:style-name="gr1" draw:text-style-name="P1" svg:x1="138.44mm" svg:y1="20.25mm" svg:x2="138.44mm" svg:y2="25.03mm">
            <text:p/>
          </draw:line>
          <draw:line draw:z-index="32" draw:style-name="gr1" draw:text-style-name="P1" svg:x1="142.94mm" svg:y1="20.24mm" svg:x2="142.94mm" svg:y2="25.02mm">
            <text:p/>
          </draw:line>
          <draw:line draw:z-index="33" draw:style-name="gr1" draw:text-style-name="P1" svg:x1="147.87mm" svg:y1="20.22mm" svg:x2="147.87mm" svg:y2="25mm">
            <text:p/>
          </draw:line>
          <draw:line draw:z-index="34" draw:style-name="gr1" draw:text-style-name="P1" svg:x1="138.51mm" svg:y1="24.6mm" svg:x2="133.66mm" svg:y2="24.6mm">
            <text:p/>
          </draw:line>
          <draw:line draw:z-index="35" draw:style-name="gr1" draw:text-style-name="P1" svg:x1="143.16mm" svg:y1="19.95mm" svg:x2="138.31mm" svg:y2="19.95mm">
            <text:p/>
          </draw:line>
          <draw:line draw:z-index="36" draw:style-name="gr1" draw:text-style-name="P1" svg:x1="147.8mm" svg:y1="24.81mm" svg:x2="142.95mm" svg:y2="24.81mm">
            <text:p/>
          </draw:line>
          <draw:line draw:z-index="37" draw:style-name="gr1" draw:text-style-name="P1" svg:x1="157.77mm" svg:y1="20.19mm" svg:x2="147.88mm" svg:y2="19.98mm">
            <text:p/>
          </draw:line>
          <draw:line draw:z-index="38" draw:style-name="gr1" draw:text-style-name="P1" svg:x1="157.66mm" svg:y1="19.88mm" svg:x2="157.66mm" svg:y2="24.66mm">
            <text:p/>
          </draw:line>
          <draw:line draw:z-index="39" draw:style-name="gr2" draw:text-style-name="P1" svg:x1="153.02mm" svg:y1="25.12mm" svg:x2="157.62mm" svg:y2="24.74mm">
            <text:p/>
          </draw:line>
          <draw:line draw:z-index="40" draw:style-name="gr1" draw:text-style-name="P1" svg:x1="138.43mm" svg:y1="42.82mm" svg:x2="133.15mm" svg:y2="42.9mm">
            <text:p/>
          </draw:line>
          <draw:line draw:z-index="41" draw:style-name="gr1" draw:text-style-name="P1" svg:x1="133.73mm" svg:y1="42.82mm" svg:x2="133.73mm" svg:y2="47.6mm">
            <text:p/>
          </draw:line>
          <draw:line draw:z-index="42" draw:style-name="gr1" draw:text-style-name="P1" svg:x1="143.07mm" svg:y1="47.34mm" svg:x2="133.92mm" svg:y2="47.33mm">
            <text:p/>
          </draw:line>
          <draw:line draw:z-index="43" draw:style-name="gr1" draw:text-style-name="P1" svg:x1="143.45mm" svg:y1="42.53mm" svg:x2="143.45mm" svg:y2="47.31mm">
            <text:p/>
          </draw:line>
          <draw:line draw:z-index="44" draw:style-name="gr1" draw:text-style-name="P1" svg:x1="148.09mm" svg:y1="42.8mm" svg:x2="148.09mm" svg:y2="47.58mm">
            <text:p/>
          </draw:line>
          <draw:line draw:z-index="45" draw:style-name="gr1" draw:text-style-name="P1" svg:x1="152.73mm" svg:y1="42.8mm" svg:x2="152.73mm" svg:y2="47.58mm">
            <text:p/>
          </draw:line>
          <draw:line draw:z-index="46" draw:style-name="gr3" draw:text-style-name="P1" svg:x1="157.77mm" svg:y1="42.64mm" svg:x2="157.77mm" svg:y2="47.42mm">
            <text:p/>
          </draw:line>
          <draw:line draw:z-index="47" draw:style-name="gr1" draw:text-style-name="P1" svg:x1="148.27mm" svg:y1="42.46mm" svg:x2="142.99mm" svg:y2="42.54mm">
            <text:p/>
          </draw:line>
          <draw:line draw:z-index="48" draw:style-name="gr1" draw:text-style-name="P1" svg:x1="153.22mm" svg:y1="47.19mm" svg:x2="147.94mm" svg:y2="47.27mm">
            <text:p/>
          </draw:line>
          <draw:line draw:z-index="49" draw:style-name="gr1" draw:text-style-name="P1" svg:x1="157.86mm" svg:y1="42.58mm" svg:x2="152.58mm" svg:y2="42.66mm">
            <text:p/>
          </draw:line>
          <draw:line draw:z-index="50" draw:style-name="gr1" draw:text-style-name="P1" svg:x1="80.32mm" svg:y1="74.38mm" svg:x2="70.01mm" svg:y2="74.45mm">
            <text:p/>
          </draw:line>
          <draw:line draw:z-index="51" draw:style-name="gr1" draw:text-style-name="P1" svg:x1="70.48mm" svg:y1="74.35mm" svg:x2="70.48mm" svg:y2="79.13mm">
            <text:p/>
          </draw:line>
          <draw:line draw:z-index="52" draw:style-name="gr4" draw:text-style-name="P1" svg:x1="85.17mm" svg:y1="78.89mm" svg:x2="70.49mm" svg:y2="78.9mm">
            <text:p text:style-name="P1"><text:s/></text:p>
          </draw:line>
          <draw:line draw:z-index="53" draw:style-name="gr1" draw:text-style-name="P1" svg:x1="85.03mm" svg:y1="74.16mm" svg:x2="85.03mm" svg:y2="78.94mm">
            <text:p/>
          </draw:line>
          <draw:line draw:z-index="54" draw:style-name="gr1" draw:text-style-name="P1" svg:x1="89.9mm" svg:y1="74.16mm" svg:x2="89.9mm" svg:y2="78.94mm">
            <text:p/>
          </draw:line>
          <draw:line draw:z-index="55" draw:style-name="gr5" draw:text-style-name="P1" svg:x1="94.74mm" svg:y1="74.16mm" svg:x2="94.74mm" svg:y2="78.94mm">
            <text:p/>
          </draw:line>
          <draw:line draw:z-index="56" draw:style-name="gr1" draw:text-style-name="P1" svg:x1="90.02mm" svg:y1="74.16mm" svg:x2="84.74mm" svg:y2="74.24mm">
            <text:p/>
          </draw:line>
          <draw:line draw:z-index="57" draw:style-name="gr1" draw:text-style-name="P1" svg:x1="95.02mm" svg:y1="78.7mm" svg:x2="89.74mm" svg:y2="78.78mm">
            <text:p/>
          </draw:line>
        </table:shapes>
        <table:table-column table:style-name="co1" table:default-cell-style-name="ce2"/>
        <table:table-column table:style-name="co1" table:number-columns-repeated="75" table:default-cell-style-name="ce1"/>
        <table:table-column table:style-name="co1" table:number-columns-repeated="2" table:default-cell-style-name="Default"/>
        <table:table-column table:style-name="co1" table:number-columns-repeated="23" table:default-cell-style-name="ce1"/>
        <table:table-column table:style-name="co2" table:number-columns-repeated="31" table:default-cell-style-name="ce1"/>
        <table:table-column table:style-name="co2" table:number-columns-repeated="2" table:default-cell-style-name="Default"/>
        <table:table-column table:style-name="co3" table:number-columns-repeated="7" table:default-cell-style-name="Default"/>
        <table:table-row table:style-name="ro1">
          <table:table-cell table:number-columns-repeated="7"/>
          <table:table-cell office:value-type="string" calcext:value-type="string">
            <text:p>und alles nochmal mit getauschten Texten</text:p>
          </table:table-cell>
          <table:table-cell table:number-columns-repeated="133"/>
        </table:table-row>
        <table:table-row table:style-name="ro1">
          <table:table-cell office:value-type="string" calcext:value-type="string">
            <text:p><text:s/>und alles nochmal mit invertierten Texten (von hinten beginnend)</text:p>
          </table:table-cell>
          <table:table-cell table:number-columns-repeated="140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7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42"/>
          <table:table-cell table:style-name="ce1" table:number-columns-repeated="2"/>
          <table:table-cell table:number-columns-repeated="63"/>
        </table:table-row>
        <table:table-row table:style-name="ro1">
          <table:table-cell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7"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42"/>
          <table:table-cell table:style-name="ce1" table:number-columns-repeated="2"/>
          <table:table-cell table:number-columns-repeated="63"/>
        </table:table-row>
        <table:table-row table:style-name="ro1" table:number-rows-repeated="2">
          <table:table-cell table:number-columns-repeated="76"/>
          <table:table-cell table:style-name="ce1" table:number-columns-repeated="2"/>
          <table:table-cell table:number-columns-repeated="63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table:number-columns-repeated="101"/>
        </table:table-row>
        <table:table-row table:style-name="ro1">
          <table:table-cell table:number-columns-repeated="141"/>
        </table:table-row>
        <table:table-row table:style-name="ro1">
          <table:table-cell/>
          <table:table-cell table:style-name="Default" table:number-columns-repeated="39"/>
          <table:table-cell table:number-columns-repeated="101"/>
        </table:table-row>
        <table:table-row table:style-name="ro1">
          <table:table-cell table:number-columns-repeated="132"/>
          <table:table-cell table:style-name="ce1" table:number-columns-repeated="4"/>
          <table:table-cell table:number-columns-repeated="5"/>
        </table:table-row>
        <table:table-row table:style-name="ro1">
          <table:table-cell table:number-columns-repeated="141"/>
        </table:table-row>
        <table:table-row table:style-name="ro1"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j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l</text:p>
          </table:table-cell>
          <table:table-cell table:number-columns-repeated="101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2"/>
          <table:table-cell office:value-type="string" calcext:value-type="string">
            <text:p>1 Wechsel</text:p>
          </table:table-cell>
          <table:table-cell table:number-columns-repeated="13"/>
          <table:table-cell office:value-type="string" calcext:value-type="string">
            <text:p>2 Wechsel</text:p>
          </table:table-cell>
          <table:table-cell table:number-columns-repeated="13"/>
          <table:table-cell office:value-type="string" calcext:value-type="string">
            <text:p>3 Wechsel</text:p>
          </table:table-cell>
          <table:table-cell table:number-columns-repeated="110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17"/>
          <table:table-cell office:value-type="string" calcext:value-type="string">
            <text:p>schieben bis letzter Wechsel vorletzte Stelle erreicht</text:p>
          </table:table-cell>
          <table:table-cell table:number-columns-repeated="123"/>
        </table:table-row>
        <table:table-row table:style-name="ro1" table:number-rows-repeated="2">
          <table:table-cell table:number-columns-repeated="14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  <table:table-cell office:value-type="string" calcext:value-type="string">
            <text:p>j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f</text:p>
          </table:table-cell>
          <table:table-cell table:number-columns-repeated="114"/>
        </table:table-row>
        <table:table-row table:style-name="ro1">
          <table:table-cell table:number-columns-repeated="10"/>
          <table:table-cell office:value-type="string" calcext:value-type="string">
            <text:p>Ix … Index of identical text</text:p>
          </table:table-cell>
          <table:table-cell table:number-columns-repeated="130"/>
        </table:table-row>
        <table:table-row table:style-name="ro1">
          <table:table-cell table:number-columns-repeated="6"/>
          <table:table-cell office:value-type="string" calcext:value-type="string">
            <text:p>t</text:p>
          </table:table-cell>
          <table:table-cell table:number-columns-repeated="7"/>
          <table:table-cell office:value-type="string" calcext:value-type="string">
            <text:p>wp</text:p>
          </table:table-cell>
          <table:table-cell/>
          <table:table-cell office:value-type="string" calcext:value-type="string">
            <text:p>aw</text:p>
          </table:table-cell>
          <table:table-cell table:number-columns-repeated="2"/>
          <table:table-cell table:style-name="ce2" office:value-type="string" calcext:value-type="string">
            <text:p>Ix = (aw + wp) * 2 + (wp%2)</text:p>
          </table:table-cell>
          <table:table-cell table:style-name="ce2"/>
          <table:table-cell table:number-columns-repeated="120"/>
        </table:table-row>
        <table:table-row table:style-name="ro1">
          <table:table-cell office:value-type="string" calcext:value-type="string">
            <text:p>aqrbcdefghijklmnopÜÖÄüöäzyxwvuts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22]*2+[.O22]*2+MOD ([.O22];2)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qrbcstuvwxyzäöüÄÖÜponmlkjihgfed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23]*2+[.O23]*2+MOD ([.O23];2)" office:value-type="float" office:value="2" calcext:value-type="float">
            <text:p>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a<text:span text:style-name="T1">qrbcstdefghijklmnopÜÖÄüöäzyxwvu</text:span>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24]*2+[.O24]*2+MOD ([.O24];2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/>
          <table:table-cell table:style-name="ce2" office:value-type="string" calcext:value-type="string">
            <text:p>Wp * 2 + 1 <text:s/>Beginn identical text aus t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<text:span text:style-name="T2">qrbcstdeuvwxyzäöüÄÖÜponmlkjihgf</text:span>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25]*2+[.O25]*2+MOD ([.O25];2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<text:span text:style-name="T3">qrbcstdeuvfghijklmnopÜÖÄüöäzyxw</text:span>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26]*2+[.O26]*2+MOD ([.O26];2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dann identical text um je 4 kürzen am Beginn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qrbcstdeuvfgwxyzäöüÄÖÜponmlkjih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27]*2+[.O27]*2+MOD ([.O27];2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nach aw durchlauf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qrbcstdeuvfgwxhijklmnopÜÖÄüöäzy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28]*2+[.O28]*2+MOD ([.O28];2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qrbcstdeuvfgwxhiyzäöüÄÖÜponmlkj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29]*2+[.O29]*2+MOD ([.O29];2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qrbcstdeuvfgwxhiyzjklmnopÜÖÄüöä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30]*2+[.O30]*2+MOD ([.O30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81"/>
          <table:table-cell table:style-name="Default" table:number-columns-repeated="5"/>
          <table:table-cell table:number-columns-repeated="32"/>
        </table:table-row>
        <table:table-row table:style-name="ro1">
          <table:table-cell office:value-type="string" calcext:value-type="string">
            <text:p>aqrbcstdeuvfgwxhiyzjkäöüÄÖÜponml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31]*2+[.O31]*2+MOD ([.O31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table:style-name="ce2" office:value-type="string" calcext:value-type="string">
            <text:p>Ix mit dict langsamer als deque o (1)</text:p>
          </table:table-cell>
          <table:table-cell table:number-columns-repeated="52"/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aqrbcstdeuvfgwxhiyzjkäölmnopÜÖÄü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formula="of:=[.Q32]*2+[.O32]*2+MOD ([.O32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table:style-name="ce2" office:value-type="string" calcext:value-type="string">
            <text:p>Deque 0 index 10</text:p>
          </table:table-cell>
          <table:table-cell table:number-columns-repeated="116"/>
        </table:table-row>
        <table:table-row table:style-name="ro1">
          <table:table-cell office:value-type="string" calcext:value-type="string">
            <text:p>aqrbcstdeuvfgwxhiyzjkäölmüÄÖÜpon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formula="of:=[.Q33]*2+[.O33]*2+MOD ([.O33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aqrbcstdeuvfgwxhiyzjkäölmüÄnopÜÖ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style-name="Default"/>
          <table:table-cell/>
          <table:table-cell table:formula="of:=[.Q34]*2+[.O34]*2+MOD ([.O34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a qrbcstdeuvfgwxhiyzjkäölmüÄnoÖÜp</text:p>
          </table:table-cell>
          <table:table-cell table:style-name="ce8" table:number-columns-repeated="12"/>
          <table:table-cell/>
          <table:table-cell office:value-type="float" office:value="0" calcext:value-type="float">
            <text:p>0</text:p>
          </table:table-cell>
          <table:table-cell table:style-name="Default"/>
          <table:table-cell office:value-type="float" office:value="13" calcext:value-type="float">
            <text:p>13</text:p>
          </table:table-cell>
          <table:table-cell table:style-name="Default"/>
          <table:table-cell/>
          <table:table-cell table:formula="of:=[.Q35]*2+[.O35]*2+MOD ([.O35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baqrscdefghijklmnopÜÖÄüöäzyxwvut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36]*2+[.O36]*2+MOD ([.O36];2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4"/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baqrscdtuvwxyzäöüÄÖÜponmlkjihgfe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37]*2+[.O37]*2+MOD ([.O37];2)" office:value-type="float" office:value="5" calcext:value-type="float">
            <text:p>5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baq<text:span text:style-name="T4">rscdtuefghijklmnopÜÖÄüöäzyxwv</text:span>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38]*2+[.O38]*2+MOD ([.O38];2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<text:span text:style-name="T5">rscdtuefvwxyzäöüÄÖÜponmlkjihg</text:span>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39]*2+[.O39]*2+MOD ([.O39];2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<text:span text:style-name="T6">rscdtuefvwghijklmnopÜÖÄüöäzyx</text:span>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40]*2+[.O40]*2+MOD ([.O40];2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rscdtuefvwghxyzäöüÄÖÜponmlkji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41]*2+[.O41]*2+MOD ([.O41];2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rscdtuefvwghxyijklmnopÜÖÄüöäz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42]*2+[.O42]*2+MOD ([.O42];2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baqrscdtuefvwghxyijzäöüÄÖÜponmlk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43]*2+[.O43]*2+MOD ([.O43];2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<text:span text:style-name="T7">rscdtuefvwghxyijzäklmnopÜÖÄüö</text:span>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44]*2+[.O44]*2+MOD ([.O44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baqrscdtuefvwghxyijzäklöüÄÖÜponm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45]*2+[.O45]*2+MOD ([.O45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baqrscdtuefvwghxyijzäklöümnopÜÖÄ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formula="of:=[.Q46]*2+[.O46]*2+MOD ([.O46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baqrscdtuefvwghxyijzäklöümnÄÖÜpo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formula="of:=[.Q47]*2+[.O47]*2+MOD ([.O47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baq rscdtuefvwghxyijzäklöümnÄÖopÜ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style-name="Default"/>
          <table:table-cell office:value-type="float" office:value="12" calcext:value-type="float">
            <text:p>12</text:p>
          </table:table-cell>
          <table:table-cell table:style-name="Default"/>
          <table:table-cell/>
          <table:table-cell table:formula="of:=[.Q48]*2+[.O48]*2+MOD ([.O48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54"/>
          <table:table-cell table:style-name="ce1"/>
          <table:table-cell table:number-columns-repeated="63"/>
        </table:table-row>
        <table:table-row table:style-name="ro1">
          <table:table-cell table:style-name="ce6" office:value-type="string" calcext:value-type="string">
            <text:p>cbaqr<text:span text:style-name="T8">stdefghijklmnopÜÖÄüöäzyxwvu</text:span>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49]*2+[.O49]*2+MOD ([.O49];2)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Like 5 above, but 4 shorter in front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baqr<text:span text:style-name="T9">stdeuvwxyzäöüÄÖÜponmlkjihgf</text:span>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50]*2+[.O50]*2+MOD ([.O50];2)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Like 7 above, but 4 shorter in front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baqr<text:span text:style-name="T3">stdeuvfghijklmnopÜÖÄüöäzyxw</text:span>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51]*2+[.O51]*2+MOD ([.O51];2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Like 9 above, but 4 shorter in front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cbaqrstdeuvfgwxyzäöüÄÖÜponmlkjih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52]*2+[.O52]*2+MOD ([.O52];2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jklmnopÜÖÄüöäzy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53]*2+[.O53]*2+MOD ([.O53];2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yzäöüÄÖÜponmlkj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54]*2+[.O54]*2+MOD ([.O54];2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cbaqrstdeuvfgwxhiyzjklmnopÜÖÄüöä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55]*2+[.O55]*2+MOD ([.O55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yzjkäöüÄÖÜponml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56]*2+[.O56]*2+MOD ([.O56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yzjkäölmnopÜÖÄü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57]*2+[.O57]*2+MOD ([.O57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stdeuvfgwxhiyzjkäölmüÄÖÜpon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58]*2+[.O58]*2+MOD ([.O58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53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cbaqrstdeuvfgwxhiyzjkäölmüÄnopÜÖ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formula="of:=[.Q59]*2+[.O59]*2+MOD ([.O59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cbaqr stdeuvfgwxhiyzjkäölmüÄnoÖÜp</text:p>
          </table:table-cell>
          <table:table-cell/>
          <table:table-cell table:style-name="ce8" table:number-columns-repeated="11"/>
          <table:table-cell/>
          <table:table-cell office:value-type="float" office:value="2" calcext:value-type="float">
            <text:p>2</text:p>
          </table:table-cell>
          <table:table-cell table:style-name="Default"/>
          <table:table-cell office:value-type="float" office:value="11" calcext:value-type="float">
            <text:p>11</text:p>
          </table:table-cell>
          <table:table-cell table:style-name="Default"/>
          <table:table-cell/>
          <table:table-cell table:formula="of:=[.Q60]*2+[.O60]*2+MOD ([.O60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cbaqrs<text:span text:style-name="T10">tuefghijklmnopÜÖÄüöäzyxwv</text:span>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61]*2+[.O61]*2+MOD ([.O61];2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cbaqrs<text:span text:style-name="T5">tuefvwxyzäöüÄÖÜponmlkjihg</text:span>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62]*2+[.O62]*2+MOD ([.O62];2)" office:value-type="float" office:value="9" calcext:value-type="float">
            <text:p>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cbaqrs<text:span text:style-name="T11">tuefvwghijklmnopÜÖÄüöäzyx</text:span>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63]*2+[.O63]*2+MOD ([.O63];2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1"/>
          <table:table-cell table:style-name="Default"/>
          <table:table-cell table:number-columns-repeated="56"/>
        </table:table-row>
        <table:table-row table:style-name="ro1">
          <table:table-cell office:value-type="string" calcext:value-type="string">
            <text:p>dcbaqrstuefvwghxyzäöüÄÖÜponmlkji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64]*2+[.O64]*2+MOD ([.O64];2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4"/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dcbaqrstuefvwghxyijklmnopÜÖÄüöäz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65]*2+[.O65]*2+MOD ([.O65];2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dcbaqrstuefvwghxyijzäöüÄÖÜponmlk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66]*2+[.O66]*2+MOD ([.O66];2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dcbaqrs<text:span text:style-name="T7">tuefvwghxyijzäklmnopÜÖÄüö</text:span>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67]*2+[.O67]*2+MOD ([.O67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52"/>
          <table:table-cell table:style-name="ce3" table:number-columns-repeated="2"/>
          <table:table-cell table:number-columns-repeated="64"/>
        </table:table-row>
        <table:table-row table:style-name="ro1">
          <table:table-cell office:value-type="string" calcext:value-type="string">
            <text:p>dcbaqrstuefvwghxyijzäklöüÄÖÜponm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68]*2+[.O68]*2+MOD ([.O68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5"/>
          <table:table-cell table:style-name="ce3" table:number-columns-repeated="3"/>
          <table:table-cell table:number-columns-repeated="6"/>
          <table:table-cell table:style-name="ce1"/>
          <table:table-cell table:number-columns-repeated="63"/>
        </table:table-row>
        <table:table-row table:style-name="ro1">
          <table:table-cell office:value-type="string" calcext:value-type="string">
            <text:p>dcbaqrstuefvwghxyijzäklöümnopÜÖÄ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69]*2+[.O69]*2+MOD ([.O69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34"/>
          <table:table-cell table:style-name="ce3" table:number-columns-repeated="4"/>
          <table:table-cell/>
          <table:table-cell table:style-name="ce3" table:number-columns-repeated="3"/>
          <table:table-cell table:number-columns-repeated="11"/>
          <table:table-cell table:style-name="ce1" table:number-columns-repeated="2"/>
          <table:table-cell table:number-columns-repeated="63"/>
        </table:table-row>
        <table:table-row table:style-name="ro1">
          <table:table-cell office:value-type="string" calcext:value-type="string">
            <text:p>dcbaqrstuefvwghxyijzäklöümnÄÖÜpo</text:p>
          </table:table-cell>
          <table:table-cell table:number-columns-repeated="13"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70]*2+[.O70]*2+MOD ([.O70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42"/>
          <table:table-cell table:style-name="ce3" table:number-columns-repeated="3"/>
          <table:table-cell table:number-columns-repeated="3"/>
          <table:table-cell table:style-name="ce3" table:number-columns-repeated="4"/>
          <table:table-cell table:number-columns-repeated="66"/>
        </table:table-row>
        <table:table-row table:style-name="ro1">
          <table:table-cell office:value-type="string" calcext:value-type="string">
            <text:p>dcbaqrs tuefvwghxyijzäklöümnÄÖopÜ</text:p>
          </table:table-cell>
          <table:table-cell table:number-columns-repeated="2"/>
          <table:table-cell table:style-name="ce9" table:number-columns-repeated="10"/>
          <table:table-cell/>
          <table:table-cell office:value-type="float" office:value="3" calcext:value-type="float">
            <text:p>3</text:p>
          </table:table-cell>
          <table:table-cell table:style-name="Default"/>
          <table:table-cell office:value-type="float" office:value="10" calcext:value-type="float">
            <text:p>10</text:p>
          </table:table-cell>
          <table:table-cell table:style-name="Default"/>
          <table:table-cell/>
          <table:table-cell table:formula="of:=[.Q71]*2+[.O71]*2+MOD ([.O71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<text:span text:style-name="T3">uvfghijklmnopÜÖÄüöäzyxw</text:span>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72]*2+[.O72]*2+MOD ([.O72];2)" office:value-type="float" office:value="8" calcext:value-type="float">
            <text:p>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31"/>
          <table:table-cell table:style-name="ce2"/>
          <table:table-cell table:number-columns-repeated="14"/>
          <table:table-cell table:style-name="Default"/>
          <table:table-cell table:number-columns-repeated="71"/>
        </table:table-row>
        <table:table-row table:style-name="ro1">
          <table:table-cell office:value-type="string" calcext:value-type="string">
            <text:p>edcbaqrstuvfgwxyzäöüÄÖÜponmlkjih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73]*2+[.O73]*2+MOD ([.O73];2)" office:value-type="float" office:value="10" calcext:value-type="float">
            <text:p>1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jklmnopÜÖÄüöäzy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74]*2+[.O74]*2+MOD ([.O74];2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54"/>
          <table:table-cell table:style-name="ce4"/>
          <table:table-cell table:style-name="ce3"/>
          <table:table-cell table:number-columns-repeated="62"/>
        </table:table-row>
        <table:table-row table:style-name="ro1">
          <table:table-cell office:value-type="string" calcext:value-type="string">
            <text:p>edcbaqrstuvfgwxhiyzäöüÄÖÜponmlkj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75]*2+[.O75]*2+MOD ([.O75];2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lmnopÜÖÄüöä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76]*2+[.O76]*2+MOD ([.O76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äöüÄÖÜponml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77]*2+[.O77]*2+MOD ([.O77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äölmnopÜÖÄü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78]*2+[.O78]*2+MOD ([.O78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äölmüÄÖÜpon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79]*2+[.O79]*2+MOD ([.O79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uvfgwxhiyzjkäölmüÄnopÜÖ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80]*2+[.O80]*2+MOD ([.O80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edcbaqrst uvfgwxhiyzjkäölmüÄnoÖÜp</text:p>
          </table:table-cell>
          <table:table-cell table:number-columns-repeated="2"/>
          <table:table-cell table:style-name="ce8" table:number-columns-repeated="10"/>
          <table:table-cell/>
          <table:table-cell office:value-type="float" office:value="4" calcext:value-type="float">
            <text:p>4</text:p>
          </table:table-cell>
          <table:table-cell table:style-name="Default"/>
          <table:table-cell office:value-type="float" office:value="9" calcext:value-type="float">
            <text:p>9</text:p>
          </table:table-cell>
          <table:table-cell table:style-name="Default"/>
          <table:table-cell/>
          <table:table-cell table:formula="of:=[.Q81]*2+[.O81]*2+MOD ([.O81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style-name="ce2" office:value-type="string" calcext:value-type="string">
            <text:p>Like 27 above, but 4 shorter in front</text:p>
          </table:table-cell>
          <table:table-cell table:number-columns-repeated="117"/>
        </table:table-row>
        <table:table-row table:style-name="ro1">
          <table:table-cell office:value-type="string" calcext:value-type="string">
            <text:p>fedcbaqrstuvwghijklmnopÜÖÄüöäzyx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82]*2+[.O82]*2+MOD ([.O82];2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zäöüÄÖÜponmlkji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83]*2+[.O83]*2+MOD ([.O83];2)" office:value-type="float" office:value="13" calcext:value-type="float">
            <text:p>1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ijklmnopÜÖÄüöäz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84]*2+[.O84]*2+MOD ([.O84];2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3"/>
          <table:table-cell table:style-name="ce2"/>
          <table:table-cell table:number-columns-repeated="94"/>
        </table:table-row>
        <table:table-row table:style-name="ro1">
          <table:table-cell office:value-type="string" calcext:value-type="string">
            <text:p>fedcbaqrstuvwghxyijzäöüÄÖÜponmlk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85]*2+[.O85]*2+MOD ([.O85];2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53"/>
          <table:table-cell table:style-name="ce1"/>
          <table:table-cell table:number-columns-repeated="64"/>
        </table:table-row>
        <table:table-row table:style-name="ro1">
          <table:table-cell office:value-type="string" calcext:value-type="string">
            <text:p>fedcbaqrstu<text:span text:style-name="T7">vwghxyijzäklmnopÜÖÄüö</text:span>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86]*2+[.O86]*2+MOD ([.O86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ijzäklöüÄÖÜponm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87]*2+[.O87]*2+MOD ([.O87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ijzäklöümnopÜÖÄ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88]*2+[.O88]*2+MOD ([.O88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vwghxyijzäklöümnÄÖÜpo</text:p>
          </table:table-cell>
          <table:table-cell table:number-columns-repeated="13"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89]*2+[.O89]*2+MOD ([.O89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fedcbaqrstu vwghxyijzäklöümnÄÖopÜ</text:p>
          </table:table-cell>
          <table:table-cell table:number-columns-repeated="3"/>
          <table:table-cell table:style-name="ce9" table:number-columns-repeated="9"/>
          <table:table-cell/>
          <table:table-cell office:value-type="float" office:value="5" calcext:value-type="float">
            <text:p>5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table:style-name="Default"/>
          <table:table-cell/>
          <table:table-cell table:formula="of:=[.Q90]*2+[.O90]*2+MOD ([.O90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jklmnopÜÖÄüöäzy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91]*2+[.O91]*2+MOD ([.O91];2)" office:value-type="float" office:value="12" calcext:value-type="float">
            <text:p>1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äöüÄÖÜponmlkj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92]*2+[.O92]*2+MOD ([.O92];2)" office:value-type="float" office:value="14" calcext:value-type="float">
            <text:p>1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lmnopÜÖÄüöä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93]*2+[.O93]*2+MOD ([.O93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äöüÄÖÜponml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94]*2+[.O94]*2+MOD ([.O94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äölmnopÜÖÄü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95]*2+[.O95]*2+MOD ([.O95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äölmüÄÖÜpon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96]*2+[.O96]*2+MOD ([.O96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 wxhiyzjkäölmüÄnopÜÖ</text:p>
          </table:table-cell>
          <table:table-cell table:number-columns-repeated="13"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97]*2+[.O97]*2+MOD ([.O97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gfedcbaqrstuvwxhiyzjkäölmüÄnoÖÜp</text:p>
          </table:table-cell>
          <table:table-cell table:number-columns-repeated="4"/>
          <table:table-cell table:style-name="ce8" table:number-columns-repeated="8"/>
          <table:table-cell/>
          <table:table-cell office:value-type="float" office:value="6" calcext:value-type="float">
            <text:p>6</text:p>
          </table:table-cell>
          <table:table-cell table:style-name="Default"/>
          <table:table-cell office:value-type="float" office:value="7" calcext:value-type="float">
            <text:p>7</text:p>
          </table:table-cell>
          <table:table-cell table:style-name="Default"/>
          <table:table-cell/>
          <table:table-cell table:formula="of:=[.Q98]*2+[.O98]*2+MOD ([.O98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klmnopÜÖÄüöäz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99]*2+[.O99]*2+MOD ([.O99];2)" office:value-type="float" office:value="15" calcext:value-type="float">
            <text:p>1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zäöüÄÖÜponmlk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00]*2+[.O100]*2+MOD ([.O100];2)" office:value-type="float" office:value="17" calcext:value-type="float">
            <text:p>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<text:span text:style-name="T7">xyijzäklmnopÜÖÄüö</text:span>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01]*2+[.O101]*2+MOD ([.O101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zäklöüÄÖÜponm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102]*2+[.O102]*2+MOD ([.O102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zäklöümnopÜÖÄ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103]*2+[.O103]*2+MOD ([.O103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xyijzäklöümnÄÖÜpo</text:p>
          </table:table-cell>
          <table:table-cell table:number-columns-repeated="13"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104]*2+[.O104]*2+MOD ([.O104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hgfedcbaqrstuvw xyijzäklöümnÄÖopÜ</text:p>
          </table:table-cell>
          <table:table-cell table:number-columns-repeated="5"/>
          <table:table-cell table:style-name="ce9" table:number-columns-repeated="7"/>
          <table:table-cell/>
          <table:table-cell office:value-type="float" office:value="7" calcext:value-type="float">
            <text:p>7</text:p>
          </table:table-cell>
          <table:table-cell table:style-name="Default"/>
          <table:table-cell office:value-type="float" office:value="6" calcext:value-type="float">
            <text:p>6</text:p>
          </table:table-cell>
          <table:table-cell table:style-name="Default"/>
          <table:table-cell/>
          <table:table-cell table:formula="of:=[.Q105]*2+[.O105]*2+MOD ([.O105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lmnopÜÖÄüöä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06]*2+[.O106]*2+MOD ([.O106];2)" office:value-type="float" office:value="16" calcext:value-type="float">
            <text:p>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äöüÄÖÜponml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07]*2+[.O107]*2+MOD ([.O107];2)" office:value-type="float" office:value="18" calcext:value-type="float">
            <text:p>1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äölmnopÜÖÄü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08]*2+[.O108]*2+MOD ([.O108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äölmüÄÖÜpon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109]*2+[.O109]*2+MOD ([.O109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yzjkäölmüÄnopÜÖ</text:p>
          </table:table-cell>
          <table:table-cell table:number-columns-repeated="13"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110]*2+[.O110]*2+MOD ([.O110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Ihgfedcbaqrstuvwx yzjkäölmüÄnoÖÜp</text:p>
          </table:table-cell>
          <table:table-cell table:number-columns-repeated="6"/>
          <table:table-cell table:style-name="ce8" table:number-columns-repeated="6"/>
          <table:table-cell/>
          <table:table-cell office:value-type="float" office:value="8" calcext:value-type="float">
            <text:p>8</text:p>
          </table:table-cell>
          <table:table-cell table:style-name="Default"/>
          <table:table-cell office:value-type="float" office:value="5" calcext:value-type="float">
            <text:p>5</text:p>
          </table:table-cell>
          <table:table-cell table:style-name="Default"/>
          <table:table-cell/>
          <table:table-cell table:formula="of:=[.Q111]*2+[.O111]*2+MOD ([.O111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<text:span text:style-name="T7">zäklmnopÜÖÄüö</text:span>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12]*2+[.O112]*2+MOD ([.O112];2)" office:value-type="float" office:value="19" calcext:value-type="float">
            <text:p>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zäklöüÄÖÜponm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13]*2+[.O113]*2+MOD ([.O113];2)" office:value-type="float" office:value="21" calcext:value-type="float">
            <text:p>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zäklöümnopÜÖÄ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14]*2+[.O114]*2+MOD ([.O114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zäklöümnÄÖÜpo</text:p>
          </table:table-cell>
          <table:table-cell table:number-columns-repeated="13"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115]*2+[.O115]*2+MOD ([.O115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jihgfedcbaqrstuvwxy zäklöümnÄÖopÜ</text:p>
          </table:table-cell>
          <table:table-cell table:number-columns-repeated="6"/>
          <table:table-cell table:style-name="ce9" table:number-columns-repeated="6"/>
          <table:table-cell/>
          <table:table-cell office:value-type="float" office:value="9" calcext:value-type="float">
            <text:p>9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table:style-name="Default"/>
          <table:table-cell/>
          <table:table-cell table:formula="of:=[.Q116]*2+[.O116]*2+MOD ([.O116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kjihgfedcbaqrstuvwxyzäölmnopÜÖÄü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17]*2+[.O117]*2+MOD ([.O117];2)" office:value-type="float" office:value="20" calcext:value-type="float">
            <text:p>20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kjihgfedcbaqrstuvwxyzäölmüÄÖÜpon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18]*2+[.O118]*2+MOD ([.O118];2)" office:value-type="float" office:value="22" calcext:value-type="float">
            <text:p>22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kjihgfedcbaqrstuvwxyzäölmüÄnopÜÖ</text:p>
          </table:table-cell>
          <table:table-cell table:number-columns-repeated="13"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19]*2+[.O119]*2+MOD ([.O119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kjihgfedcbaqrstuvwxyz äölmüÄnoÖÜp</text:p>
          </table:table-cell>
          <table:table-cell table:number-columns-repeated="7"/>
          <table:table-cell table:style-name="ce8" table:number-columns-repeated="5"/>
          <table:table-cell/>
          <table:table-cell office:value-type="float" office:value="10" calcext:value-type="float">
            <text:p>10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/>
          <table:table-cell/>
          <table:table-cell table:formula="of:=[.Q120]*2+[.O120]*2+MOD ([.O120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lkjihgfedcbaqrstuvwxyzäöümnopÜÖÄ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21]*2+[.O121]*2+MOD ([.O121];2)" office:value-type="float" office:value="23" calcext:value-type="float">
            <text:p>2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lkjihgfedcbaqrstuvwxyzäöümnÄÖÜpo</text:p>
          </table:table-cell>
          <table:table-cell table:number-columns-repeated="13"/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22]*2+[.O122]*2+MOD ([.O122];2)" office:value-type="float" office:value="25" calcext:value-type="float">
            <text:p>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lkjihgfedcbaqrstuvwxyzä öümnÄÖopÜ</text:p>
          </table:table-cell>
          <table:table-cell table:number-columns-repeated="7"/>
          <table:table-cell table:style-name="ce9" table:number-columns-repeated="5"/>
          <table:table-cell/>
          <table:table-cell office:value-type="float" office:value="11" calcext:value-type="float">
            <text:p>1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/>
          <table:table-cell/>
          <table:table-cell table:formula="of:=[.Q123]*2+[.O123]*2+MOD ([.O123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mlkjihgfedcbaqrstuvwxyzäöüÄnopÜÖ</text:p>
          </table:table-cell>
          <table:table-cell table:number-columns-repeated="13"/>
          <table:table-cell office:value-type="float" office:value="12" calcext:value-type="float">
            <text:p>12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24]*2+[.O124]*2+MOD ([.O124];2)" office:value-type="float" office:value="24" calcext:value-type="float">
            <text:p>24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mlkjihgfedcbaqrstuvwxyzäö üÄnoÖÜp</text:p>
          </table:table-cell>
          <table:table-cell table:number-columns-repeated="9"/>
          <table:table-cell table:style-name="ce8" table:number-columns-repeated="3"/>
          <table:table-cell/>
          <table:table-cell office:value-type="float" office:value="12" calcext:value-type="float">
            <text:p>12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/>
          <table:table-cell table:formula="of:=[.Q125]*2+[.O125]*2+MOD ([.O125];2)" office:value-type="float" office:value="26" calcext:value-type="float">
            <text:p>2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table:number-columns-repeated="118"/>
        </table:table-row>
        <table:table-row table:style-name="ro1">
          <table:table-cell office:value-type="string" calcext:value-type="string">
            <text:p>nmlkjihgfedcbaqrstuvwxyzäöü ÄöopÜ</text:p>
          </table:table-cell>
          <table:table-cell table:number-columns-repeated="9"/>
          <table:table-cell table:style-name="ce9" table:number-columns-repeated="3"/>
          <table:table-cell/>
          <table:table-cell office:value-type="float" office:value="13" calcext:value-type="float">
            <text:p>13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Default"/>
          <table:table-cell/>
          <table:table-cell table:formula="of:=[.Q126]*2+[.O126]*2+MOD ([.O126];2)" office:value-type="float" office:value="27" calcext:value-type="float">
            <text:p>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118"/>
        </table:table-row>
        <table:table-row table:style-name="ro1" table:number-rows-repeated="2">
          <table:table-cell table:number-columns-repeated="141"/>
        </table:table-row>
        <table:table-row table:style-name="ro1">
          <table:table-cell office:value-type="string" calcext:value-type="string">
            <text:p>pri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table:number-columns-repeated="8" office:value-type="string" calcext:value-type="string">
            <text:p>D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cak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6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table:number-columns-repeated="4"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table:number-columns-repeated="4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G</text:p>
          </table:table-cell>
          <table:table-cell table:number-columns-repeated="5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mod</text:p>
          </table:table-cell>
          <table:table-cell table:number-columns-repeated="6"/>
          <table:table-cell table:formula="of:=MOD([.H131];[.$K$129])" office:value-type="float" office:value="4" calcext:value-type="float">
            <text:p>4</text:p>
          </table:table-cell>
          <table:table-cell table:formula="of:=MOD([.I131];[.$K$129])" office:value-type="float" office:value="5" calcext:value-type="float">
            <text:p>5</text:p>
          </table:table-cell>
          <table:table-cell table:formula="of:=MOD([.J131];[.$K$129])" office:value-type="float" office:value="6" calcext:value-type="float">
            <text:p>6</text:p>
          </table:table-cell>
          <table:table-cell table:formula="of:=MOD([.K131];[.$K$129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table:number-columns-repeated="4"/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table:number-columns-repeated="5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table:number-columns-repeated="4"/>
          <table:table-cell table:formula="of:=MOD([.E133];[.$K$129])" office:value-type="float" office:value="1" calcext:value-type="float">
            <text:p>1</text:p>
          </table:table-cell>
          <table:table-cell table:formula="of:=MOD([.F133];[.$K$129])" office:value-type="float" office:value="2" calcext:value-type="float">
            <text:p>2</text:p>
          </table:table-cell>
          <table:table-cell table:formula="of:=MOD([.G133];[.$K$129])" office:value-type="float" office:value="3" calcext:value-type="float">
            <text:p>3</text:p>
          </table:table-cell>
          <table:table-cell table:formula="of:=MOD([.H133];[.$K$129])" office:value-type="float" office:value="4" calcext:value-type="float">
            <text:p>4</text:p>
          </table:table-cell>
          <table:table-cell table:formula="of:=MOD([.I133];[.$K$129])" office:value-type="float" office:value="5" calcext:value-type="float">
            <text:p>5</text:p>
          </table:table-cell>
          <table:table-cell table:formula="of:=MOD([.J133];[.$K$129])" office:value-type="float" office:value="6" calcext:value-type="float">
            <text:p>6</text:p>
          </table:table-cell>
          <table:table-cell table:formula="of:=MOD([.K133];[.$K$129])"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G</text:p>
          </table:table-cell>
          <table:table-cell table:number-columns-repeated="7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table:number-columns-repeated="1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table:number-columns-repeated="5"/>
          <table:table-cell table:number-columns-repeated="7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table:number-columns-repeated="14"/>
          <table:table-cell table:number-columns-repeated="2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3" office:value-type="string" calcext:value-type="string">
            <text:p>G</text:p>
          </table:table-cell>
          <table:table-cell table:number-columns-repeated="5"/>
          <table:table-cell office:value-type="string" calcext:value-type="string">
            <text:p>D</text:p>
          </table:table-cell>
          <table:table-cell table:number-columns-repeated="6"/>
          <table:table-cell office:value-type="string" calcext:value-type="string">
            <text:p>T</text:p>
          </table:table-cell>
          <table:table-cell table:number-columns-repeated="106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 table:number-columns-repeated="119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number-columns-repeated="8" office:value-type="string" calcext:value-type="string">
            <text:p>G</text:p>
          </table:table-cell>
          <table:table-cell table:number-columns-repeated="11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30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7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5"/>
          <table:table-cell table:style-name="ce2"/>
          <table:table-cell table:number-columns-repeated="101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121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7"/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9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3"/>
          <table:table-cell table:number-columns-repeated="5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G</text:p>
          </table:table-cell>
          <table:table-cell table:number-columns-repeated="6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9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3"/>
          <table:table-cell table:number-columns-repeated="4" office:value-type="string" calcext:value-type="string">
            <text:p>G</text:p>
          </table:table-cell>
          <table:table-cell office:value-type="string" calcext:value-type="string">
            <text:p>x</text:p>
          </table:table-cell>
          <table:table-cell table:number-columns-repeated="2" office:value-type="string" calcext:value-type="string">
            <text:p>G</text:p>
          </table:table-cell>
          <table:table-cell table:number-columns-repeated="6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99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121"/>
        </table:table-row>
        <table:table-row table:style-name="ro1">
          <table:table-cell table:number-columns-repeated="14"/>
          <table:table-cell office:value-type="string" calcext:value-type="string">
            <text:p>G</text:p>
          </table:table-cell>
          <table:table-cell/>
          <table:table-cell office:value-type="string" calcext:value-type="string">
            <text:p>G</text:p>
          </table:table-cell>
          <table:table-cell/>
          <table:table-cell table:number-columns-repeated="2" office:value-type="string" calcext:value-type="string">
            <text:p>G</text:p>
          </table:table-cell>
          <table:table-cell table:number-columns-repeated="7"/>
          <table:table-cell table:number-columns-repeated="3" office:value-type="string" calcext:value-type="string">
            <text:p>D</text:p>
          </table:table-cell>
          <table:table-cell table:number-columns-repeated="111"/>
        </table:table-row>
        <table:table-row table:style-name="ro1">
          <table:table-cell/>
          <table:table-cell office:value-type="string" calcext:value-type="string">
            <text:p>s3 i0 </text:p>
          </table:table-cell>
          <table:table-cell table:number-columns-repeated="25"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/>
          <table:table-cell table:style-name="ce2" office:value-type="string" calcext:value-type="string">
            <text:p>selbes wie rechts oben, nach rechts gedreht</text:p>
          </table:table-cell>
          <table:table-cell table:number-columns-repeated="10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2" office:value-type="string" calcext:value-type="string">
            <text:p>nicht drehbar</text:p>
          </table:table-cell>
          <table:table-cell table:number-columns-repeated="18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111"/>
        </table:table-row>
        <table:table-row table:style-name="ro1">
          <table:table-cell office:value-type="string" calcext:value-type="string">
            <text:p>D fix</text:p>
          </table:table-cell>
          <table:table-cell table:number-columns-repeated="2"/>
          <table:table-cell table:style-name="ce14"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style-name="Default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124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U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"/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table:number-columns-repeated="3" office:value-type="string" calcext:value-type="string">
            <text:p>U</text:p>
          </table:table-cell>
          <table:table-cell table:number-columns-repeated="106"/>
        </table:table-row>
        <table:table-row table:style-name="ro1">
          <table:table-cell table:number-columns-repeated="141"/>
        </table:table-row>
        <table:table-row table:style-name="ro1">
          <table:table-cell/>
          <table:table-cell table:style-name="Default" table:number-columns-repeated="11"/>
          <table:table-cell table:number-columns-repeated="15"/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/>
          <table:table-cell table:style-name="ce2" office:value-type="string" calcext:value-type="string">
            <text:p>nicht drehbar</text:p>
          </table:table-cell>
          <table:table-cell table:number-columns-repeated="110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style-name="Default"/>
          <table:table-cell table:number-columns-repeated="3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table:number-columns-repeated="3"/>
          <table:table-cell table:style-name="Default" table:number-columns-repeated="3"/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table:number-columns-repeated="112"/>
        </table:table-row>
        <table:table-row table:style-name="ro1">
          <table:table-cell/>
          <table:table-cell table:style-name="ce12" office:value-type="string" calcext:value-type="string">
            <text:p>→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Default"/>
          <table:table-cell table:number-columns-repeated="3"/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table:number-columns-repeated="3"/>
          <table:table-cell table:style-name="Default" table:number-columns-repeated="3"/>
          <table:table-cell table:number-columns-repeated="117"/>
        </table:table-row>
        <table:table-row table:style-name="ro1">
          <table:table-cell table:number-columns-repeated="11"/>
          <table:table-cell table:style-name="Default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25"/>
        </table:table-row>
        <table:table-row table:style-name="ro1">
          <table:table-cell/>
          <table:table-cell office:value-type="string" calcext:value-type="string">
            <text:p>↑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Default"/>
          <table:table-cell table:number-columns-repeated="3"/>
          <table:table-cell table:number-columns-repeated="3" office:value-type="string" calcext:value-type="string">
            <text:p>D</text:p>
          </table:table-cell>
          <table:table-cell table:style-name="Default"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table:style-name="Default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11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table:style-name="Default"/>
          <table:table-cell table:number-columns-repeated="3"/>
          <table:table-cell table:number-columns-repeated="3" office:value-type="string" calcext:value-type="string">
            <text:p>T</text:p>
          </table:table-cell>
          <table:table-cell table:style-name="Default"/>
          <table:table-cell table:number-columns-repeated="3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table:style-name="Default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111"/>
        </table:table-row>
        <table:table-row table:style-name="ro1">
          <table:table-cell table:number-columns-repeated="11"/>
          <table:table-cell table:style-name="Default"/>
          <table:table-cell table:number-columns-repeated="129"/>
        </table:table-row>
        <table:table-row table:style-name="ro1">
          <table:table-cell/>
          <table:table-cell office:value-type="string" calcext:value-type="string">
            <text:p>←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style-name="Default"/>
          <table:table-cell table:number-columns-repeated="3"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4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style-name="Default"/>
          <table:table-cell table:number-columns-repeated="3"/>
          <table:table-cell table:number-columns-repeated="4" office:value-type="string" calcext:value-type="string">
            <text:p>T</text:p>
          </table:table-cell>
          <table:table-cell/>
          <table:table-cell table:number-columns-repeated="4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3" office:value-type="string" calcext:value-type="string">
            <text:p>T</text:p>
          </table:table-cell>
          <table:table-cell table:number-columns-repeated="107"/>
        </table:table-row>
        <table:table-row table:style-name="ro1">
          <table:table-cell table:number-columns-repeated="11"/>
          <table:table-cell table:style-name="Default"/>
          <table:table-cell table:number-columns-repeated="129"/>
        </table:table-row>
        <table:table-row table:style-name="ro1">
          <table:table-cell/>
          <table:table-cell office:value-type="string" calcext:value-type="string">
            <text:p>↓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style-name="Default"/>
          <table:table-cell table:number-columns-repeated="3"/>
          <table:table-cell table:number-columns-repeated="5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5" table:style-name="Default" office:value-type="string" calcext:value-type="string">
            <text:p>D</text:p>
          </table:table-cell>
          <table:table-cell/>
          <table:table-cell table:number-columns-repeated="4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03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table:number-columns-repeated="4"/>
          <table:table-cell table:number-columns-repeated="5" office:value-type="string" calcext:value-type="string">
            <text:p>T</text:p>
          </table:table-cell>
          <table:table-cell/>
          <table:table-cell table:number-columns-repeated="5" office:value-type="string" calcext:value-type="string">
            <text:p>T</text:p>
          </table:table-cell>
          <table:table-cell/>
          <table:table-cell table:style-name="Default" office:value-type="string" calcext:value-type="string">
            <text:p>D</text:p>
          </table:table-cell>
          <table:table-cell table:number-columns-repeated="4" table:style-name="Default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T</text:p>
          </table:table-cell>
          <table:table-cell table:number-columns-repeated="103"/>
        </table:table-row>
        <table:table-row table:style-name="ro1">
          <table:table-cell table:number-columns-repeated="141"/>
        </table:table-row>
        <table:table-row table:style-name="ro1">
          <table:table-cell table:number-columns-repeated="3"/>
          <table:table-cell table:style-name="Default" table:number-columns-repeated="6"/>
          <table:table-cell table:style-name="Default" office:value-type="string" calcext:value-type="string">
            <text:p>32 = 4 * 2 colors * 4 directions</text:p>
          </table:table-cell>
          <table:table-cell table:style-name="Default" table:number-columns-repeated="10"/>
          <table:table-cell table:number-columns-repeated="121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3"/>
          <table:table-cell table:number-columns-repeated="3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number-columns-repeated="2" table:style-name="Default" office:value-type="string" calcext:value-type="string">
            <text:p>:</text:p>
          </table:table-cell>
          <table:table-cell table:style-name="Default" office:value-type="string" calcext:value-type="string">
            <text:p>X</text:p>
          </table:table-cell>
          <table:table-cell table:number-columns-repeated="5" office:value-type="string" calcext:value-type="string">
            <text:p>:</text:p>
          </table:table-cell>
          <table:table-cell/>
          <table:table-cell table:style-name="ce2"/>
          <table:table-cell table:number-columns-repeated="105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3"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/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T</text:p>
          </table:table-cell>
          <table:table-cell table:number-columns-repeated="2"/>
          <table:table-cell table:style-name="Default" office:value-type="string" calcext:value-type="string">
            <text:p>: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/>
          <table:table-cell table:style-name="ce2"/>
          <table:table-cell table:number-columns-repeated="105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3"/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D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2"/>
          <table:table-cell table:number-columns-repeated="3" table:style-name="Default" office:value-type="string" calcext:value-type="string">
            <text:p>:</text:p>
          </table:table-cell>
          <table:table-cell office:value-type="string" calcext:value-type="string">
            <text:p>X</text:p>
          </table:table-cell>
          <table:table-cell table:number-columns-repeated="4" office:value-type="string" calcext:value-type="string">
            <text:p>:</text:p>
          </table:table-cell>
          <table:table-cell/>
          <table:table-cell table:style-name="Default" office:value-type="string" calcext:value-type="string">
            <text:p>20 * 6 in Mitte verbunden</text:p>
          </table:table-cell>
          <table:table-cell table:number-columns-repeated="105"/>
        </table:table-row>
        <table:table-row table:style-name="ro1">
          <table:table-cell table:number-columns-repeated="8"/>
          <table:table-cell table:style-name="ce2" office:value-type="string" calcext:value-type="string">
            <text:p>diff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 office:value-type="string" calcext:value-type="string">
            <text:p>:</text:p>
          </table:table-cell>
          <table:table-cell table:number-columns-repeated="2" table:style-name="Default" office:value-type="string" calcext:value-type="string">
            <text:p>X</text:p>
          </table:table-cell>
          <table:table-cell table:number-columns-repeated="4" office:value-type="string" calcext:value-type="string">
            <text:p>X</text:p>
          </table:table-cell>
          <table:table-cell office:value-type="string" calcext:value-type="string">
            <text:p>:</text:p>
          </table:table-cell>
          <table:table-cell/>
          <table:table-cell table:style-name="ce2"/>
          <table:table-cell table:number-columns-repeated="105"/>
        </table:table-row>
        <table:table-row table:style-name="ro1">
          <table:table-cell table:number-columns-repeated="3"/>
          <table:table-cell table:style-name="ce1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 table:style-name="Default" table:number-columns-repeated="18"/>
          <table:table-cell table:number-columns-repeated="2"/>
          <table:table-cell table:number-columns-repeated="3" table:style-name="Default" office:value-type="string" calcext:value-type="string">
            <text:p>:</text:p>
          </table:table-cell>
          <table:table-cell table:number-columns-repeated="5" office:value-type="string" calcext:value-type="string">
            <text:p>: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/>
          <table:table-cell table:style-name="Default" office:value-type="string" calcext:value-type="string">
            <text:p>=</text:p>
          </table:table-cell>
          <table:table-cell table:style-name="Default" table:number-columns-repeated="4"/>
          <table:table-cell table:style-name="Default" office:value-type="float" office:value="1" calcext:value-type="float">
            <text:p>1</text:p>
          </table:table-cell>
          <table:table-cell table:style-name="Default" table:number-columns-repeated="3"/>
          <table:table-cell table:style-name="Default" office:value-type="string" calcext:value-type="string">
            <text:p>+</text:p>
          </table:table-cell>
          <table:table-cell table:style-name="Default" table:number-columns-repeated="3"/>
          <table:table-cell table:style-name="Default" office:value-type="float" office:value="2" calcext:value-type="float">
            <text:p>2</text:p>
          </table:table-cell>
          <table:table-cell table:style-name="Default"/>
          <table:table-cell table:number-columns-repeated="117"/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table:style-name="Default" table:number-columns-repeated="18"/>
          <table:table-cell table:number-columns-repeated="2"/>
          <table:table-cell table:style-name="Default"/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table:style-name="Default" table:number-columns-repeated="21"/>
          <table:table-cell table:number-columns-repeated="2"/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table:style-name="ce14" office:value-type="string" calcext:value-type="string">
            <text:p>D</text:p>
          </table:table-cell>
          <table:table-cell table:number-columns-repeated="2" office:value-type="string" calcext:value-type="string">
            <text:p>U</text:p>
          </table:table-cell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=</text:p>
          </table:table-cell>
          <table:table-cell table:style-name="ce2" office:value-type="string" calcext:value-type="string">
            <text:p>4 dirs <text:s text:c="2"/>+</text:p>
          </table:table-cell>
          <table:table-cell table:number-columns-repeated="3"/>
          <table:table-cell table:style-name="ce2" office:value-type="string" calcext:value-type="string">
            <text:p>3 dirs <text:s text:c="2"/>+</text:p>
          </table:table-cell>
          <table:table-cell table:number-columns-repeated="3"/>
          <table:table-cell table:style-name="ce2" office:value-type="string" calcext:value-type="string">
            <text:p>3 dirs <text:s text:c="2"/>+</text:p>
          </table:table-cell>
          <table:table-cell table:number-columns-repeated="3"/>
          <table:table-cell table:style-name="ce2" office:value-type="string" calcext:value-type="string">
            <text:p>2 dirs</text:p>
          </table:table-cell>
          <table:table-cell table:number-columns-repeated="4"/>
          <table:table-cell table:style-name="Default"/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3"/>
          <table:table-cell table:style-name="ce2" office:value-type="string" calcext:value-type="string">
            <text:p>Just 1 color</text:p>
          </table:table-cell>
          <table:table-cell table:number-columns-repeated="16"/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20"/>
          <table:table-cell table:style-name="Default"/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26"/>
          <table:table-cell table:style-name="Default"/>
          <table:table-cell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"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27"/>
          <table:table-cell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table:number-columns-repeated="2"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table:number-columns-repeated="2" office:value-type="string" calcext:value-type="string">
            <text:p>D</text:p>
          </table:table-cell>
          <table:table-cell/>
          <table:table-cell table:number-columns-repeated="3" office:value-type="string" calcext:value-type="string">
            <text:p>D</text:p>
          </table:table-cell>
          <table:table-cell table:number-columns-repeated="4"/>
          <table:table-cell table:number-columns-repeated="8" office:value-type="string" calcext:value-type="string">
            <text:p>o</text:p>
          </table:table-cell>
          <table:table-cell table:number-columns-repeated="2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/>
          <table:table-cell office:value-type="string" calcext:value-type="string">
            <text:p>T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T</text:p>
          </table:table-cell>
          <table:table-cell table:number-columns-repeated="14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3"/>
          <table:table-cell office:value-type="string" calcext:value-type="string">
            <text:p>U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number-columns-repeated="3"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/>
          <table:table-cell table:number-columns-repeated="3" office:value-type="string" calcext:value-type="string">
            <text:p>T</text:p>
          </table:table-cell>
          <table:table-cell table:number-columns-repeated="4"/>
          <table:table-cell table:style-name="ce2" office:value-type="string" calcext:value-type="string">
            <text:p>o 37 <text:s/>x 27</text:p>
          </table:table-cell>
          <table:table-cell table:number-columns-repeated="9"/>
          <table:table-cell table:style-name="Default" table:number-columns-repeated="8"/>
          <table:table-cell table:number-columns-repeated="96"/>
        </table:table-row>
        <table:table-row table:style-name="ro1">
          <table:table-cell table:number-columns-repeated="27"/>
          <table:table-cell table:number-columns-repeated="8"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table:number-columns-repeated="7" office:value-type="string" calcext:value-type="string">
            <text:p>x</text:p>
          </table:table-cell>
          <table:table-cell table:number-columns-repeated="96"/>
        </table:table-row>
        <table:table-row table:style-name="ro1">
          <table:table-cell table:number-columns-repeated="8"/>
          <table:table-cell table:style-name="ce2" office:value-type="string" calcext:value-type="string">
            <text:p>nach rechts und links gedreht = 12</text:p>
          </table:table-cell>
          <table:table-cell table:number-columns-repeated="18"/>
          <table:table-cell office:value-type="string" calcext:value-type="string">
            <text:p>x</text:p>
          </table:table-cell>
          <table:table-cell table:number-columns-repeated="6"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6"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>
          <table:table-cell table:number-columns-repeated="27"/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4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>
          <table:table-cell table:number-columns-repeated="8"/>
          <table:table-cell table:style-name="ce2" office:value-type="string" calcext:value-type="string">
            <text:p>wo soll der 13. sein?</text:p>
          </table:table-cell>
          <table:table-cell table:number-columns-repeated="7"/>
          <table:table-cell table:style-name="ce2" office:value-type="string" calcext:value-type="string">
            <text:p>1 in Mitte?</text:p>
          </table:table-cell>
          <table:table-cell table:number-columns-repeated="10"/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>
          <table:table-cell table:number-columns-repeated="27"/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2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>
          <table:table-cell table:number-columns-repeated="27"/>
          <table:table-cell office:value-type="string" calcext:value-type="string">
            <text:p>x</text:p>
          </table:table-cell>
          <table:table-cell table:number-columns-repeated="4"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4"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>
          <table:table-cell table:number-columns-repeated="27"/>
          <table:table-cell table:number-columns-repeated="6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ce3" office:value-type="string" calcext:value-type="string">
            <text:p>o</text:p>
          </table:table-cell>
          <table:table-cell table:number-columns-repeated="6" office:value-type="string" calcext:value-type="string">
            <text:p>x</text:p>
          </table:table-cell>
          <table:table-cell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>
          <table:table-cell table:number-columns-repeated="27"/>
          <table:table-cell table:number-columns-repeated="7" table:style-name="ce3" office:value-type="string" calcext:value-type="string">
            <text:p>o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number-columns-repeated="8" table:style-name="ce3" office:value-type="string" calcext:value-type="string">
            <text:p>o</text:p>
          </table:table-cell>
          <table:table-cell table:number-columns-repeated="96"/>
        </table:table-row>
        <table:table-row table:style-name="ro1" table:number-rows-repeated="1048385">
          <table:table-cell table:number-columns-repeated="141"/>
        </table:table-row>
        <table:table-row table:style-name="ro1">
          <table:table-cell table:number-columns-repeated="14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4">00.00.0000</text:date>, <text:time style:data-style-name="N2" text:time-value="13:11:37.3658508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ng. Klotzner</meta:initial-creator>
    <meta:creation-date>2019-04-25T17:14:10.836194931</meta:creation-date>
    <dc:date>2019-06-23T17:01:58.661380414</dc:date>
    <dc:creator>Ing. Klotzner</dc:creator>
    <meta:editing-duration>P33DT5H36M7S</meta:editing-duration>
    <meta:editing-cycles>152</meta:editing-cycles>
    <meta:generator>LibreOffice/6.0.7.3$Linux_X86_64 LibreOffice_project/00m0$Build-3</meta:generator>
    <meta:document-statistic meta:table-count="1" meta:cell-count="1596" meta:object-count="58"/>
  </office:meta>
</office:document-meta>
</file>